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16.463cm" svg:y="9.787cm">
            <draw:object draw:notify-on-update-of-ranges="Лист1.H2:Лист1.H9 Лист1.I2:Лист1.I9 Лист1.J2:Лист1.J9 Лист1.K2:Лист1.K9 Лист1.L2:Лист1.L9 Лист1.M2:Лист1.M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228cm" svg:y="9.462cm">
            <draw:object draw:notify-on-update-of-ranges="Лист1.A13:Лист1.A20 Лист1.B13:Лист1.B20 Лист1.C13:Лист1.C20 Лист1.D13:Лист1.D20 Лист1.E13:Лист1.E20 Лист1.F13:Лист1.F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послед</text:p>
          </table:table-cell>
          <table:table-cell office:value-type="string">
            <text:p>4 ядра</text:p>
          </table:table-cell>
          <table:table-cell office:value-type="string">
            <text:p>4я. кольцо</text:p>
          </table:table-cell>
          <table:table-cell office:value-type="string">
            <text:p>2 ядра</text:p>
          </table:table-cell>
          <table:table-cell office:value-type="string">
            <text:p>8 ядер</text:p>
          </table:table-cell>
          <table:table-cell/>
          <table:table-cell office:value-type="string">
            <text:p>лог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7335164">
            <text:p>27335164</text:p>
          </table:table-cell>
          <table:table-cell office:value-type="float" office:value="4699576">
            <text:p>4699576</text:p>
          </table:table-cell>
          <table:table-cell office:value-type="float" office:value="4379600">
            <text:p>4379600</text:p>
          </table:table-cell>
          <table:table-cell office:value-type="float" office:value="9502238">
            <text:p>9502238</text:p>
          </table:table-cell>
          <table:table-cell office:value-type="float" office:value="7881392">
            <text:p>7881392</text:p>
          </table:table-cell>
          <table:table-cell/>
          <table:table-cell table:formula="of:=[.A2:.A9]" office:value-type="float" office:value="1000">
            <text:p>1000</text:p>
          </table:table-cell>
          <table:table-cell table:formula="of:=LOG([.B2])" office:value-type="float" office:value="7.43672168382777">
            <text:p>7,4367216838</text:p>
          </table:table-cell>
          <table:table-cell table:formula="of:=LOG([.C2])" office:value-type="float" office:value="6.67205867726194">
            <text:p>6,6720586773</text:p>
          </table:table-cell>
          <table:table-cell table:formula="of:=LOG([.D2])" office:value-type="float" office:value="6.64143444709644">
            <text:p>6,6414344471</text:p>
          </table:table-cell>
          <table:table-cell table:formula="of:=LOG([.E2])" office:value-type="float" office:value="6.97782590387652">
            <text:p>6,9778259039</text:p>
          </table:table-cell>
          <table:table-cell table:formula="of:=LOG([.F2])" office:value-type="float" office:value="6.89660292872425">
            <text:p>6,8966029287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94513212">
            <text:p>694513212</text:p>
          </table:table-cell>
          <table:table-cell office:value-type="float" office:value="75860912">
            <text:p>75860912</text:p>
          </table:table-cell>
          <table:table-cell office:value-type="float" office:value="85309758">
            <text:p>85309758</text:p>
          </table:table-cell>
          <table:table-cell office:value-type="float" office:value="141783656">
            <text:p>141783656</text:p>
          </table:table-cell>
          <table:table-cell office:value-type="float" office:value="42603576">
            <text:p>42603576</text:p>
          </table:table-cell>
          <table:table-cell/>
          <table:table-cell table:formula="of:=[.A3:.A10]" office:value-type="float" office:value="5000">
            <text:p>5000</text:p>
          </table:table-cell>
          <table:table-cell table:formula="of:=LOG([.B3])" office:value-type="float" office:value="8.84168051190822">
            <text:p>8,8416805119</text:p>
          </table:table-cell>
          <table:table-cell table:formula="of:=LOG([.C3])" office:value-type="float" office:value="7.88001805948708">
            <text:p>7,8800180595</text:p>
          </table:table-cell>
          <table:table-cell table:formula="of:=LOG([.D3])" office:value-type="float" office:value="7.93099870998553">
            <text:p>7,93099871</text:p>
          </table:table-cell>
          <table:table-cell table:formula="of:=LOG([.E3])" office:value-type="float" office:value="8.15162617077574">
            <text:p>8,1516261708</text:p>
          </table:table-cell>
          <table:table-cell table:formula="of:=LOG([.F3])" office:value-type="float" office:value="7.62944605384185">
            <text:p>7,629446053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821322552">
            <text:p>2821322552</text:p>
          </table:table-cell>
          <table:table-cell office:value-type="float" office:value="206745240">
            <text:p>206745240</text:p>
          </table:table-cell>
          <table:table-cell office:value-type="float" office:value="197385756">
            <text:p>197385756</text:p>
          </table:table-cell>
          <table:table-cell office:value-type="float" office:value="531438112">
            <text:p>531438112</text:p>
          </table:table-cell>
          <table:table-cell office:value-type="float" office:value="127935796">
            <text:p>127935796</text:p>
          </table:table-cell>
          <table:table-cell/>
          <table:table-cell table:formula="of:=[.A4:.A11]" office:value-type="float" office:value="10000">
            <text:p>10000</text:p>
          </table:table-cell>
          <table:table-cell table:formula="of:=LOG([.B4])" office:value-type="float" office:value="9.45045274037225">
            <text:p>9,4504527404</text:p>
          </table:table-cell>
          <table:table-cell table:formula="of:=LOG([.C4])" office:value-type="float" office:value="8.31543551935865">
            <text:p>8,3154355194</text:p>
          </table:table-cell>
          <table:table-cell table:formula="of:=LOG([.D4])" office:value-type="float" office:value="8.29531580935794">
            <text:p>8,2953158094</text:p>
          </table:table-cell>
          <table:table-cell table:formula="of:=LOG([.E4])" office:value-type="float" office:value="8.72545269655106">
            <text:p>8,7254526966</text:p>
          </table:table-cell>
          <table:table-cell table:formula="of:=LOG([.F4])" office:value-type="float" office:value="8.10699207559837">
            <text:p>8,106992075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6314520384">
            <text:p>6314520384</text:p>
          </table:table-cell>
          <table:table-cell office:value-type="float" office:value="456550268">
            <text:p>456550268</text:p>
          </table:table-cell>
          <table:table-cell office:value-type="float" office:value="437020312">
            <text:p>437020312</text:p>
          </table:table-cell>
          <table:table-cell office:value-type="float" office:value="1209943364">
            <text:p>1209943364</text:p>
          </table:table-cell>
          <table:table-cell office:value-type="float" office:value="224894772">
            <text:p>224894772</text:p>
          </table:table-cell>
          <table:table-cell/>
          <table:table-cell table:formula="of:=[.A5:.A12]" office:value-type="float" office:value="15000">
            <text:p>15000</text:p>
          </table:table-cell>
          <table:table-cell table:formula="of:=LOG([.B5])" office:value-type="float" office:value="9.8003403695402">
            <text:p>9,8003403695</text:p>
          </table:table-cell>
          <table:table-cell table:formula="of:=LOG([.C5])" office:value-type="float" office:value="8.65948860205241">
            <text:p>8,6594886021</text:p>
          </table:table-cell>
          <table:table-cell table:formula="of:=LOG([.D5])" office:value-type="float" office:value="8.64050162274734">
            <text:p>8,6405016227</text:p>
          </table:table-cell>
          <table:table-cell table:formula="of:=LOG([.E5])" office:value-type="float" office:value="9.08276504198757">
            <text:p>9,082765042</text:p>
          </table:table-cell>
          <table:table-cell table:formula="of:=LOG([.F5])" office:value-type="float" office:value="8.35197935975781">
            <text:p>8,351979359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1473310096">
            <text:p>11473310096</text:p>
          </table:table-cell>
          <table:table-cell office:value-type="float" office:value="782620344">
            <text:p>782620344</text:p>
          </table:table-cell>
          <table:table-cell office:value-type="float" office:value="788648068">
            <text:p>788648068</text:p>
          </table:table-cell>
          <table:table-cell office:value-type="float" office:value="2187934912">
            <text:p>2187934912</text:p>
          </table:table-cell>
          <table:table-cell office:value-type="float" office:value="397377168">
            <text:p>397377168</text:p>
          </table:table-cell>
          <table:table-cell/>
          <table:table-cell table:formula="of:=[.A6:.A13]" office:value-type="float" office:value="20000">
            <text:p>20000</text:p>
          </table:table-cell>
          <table:table-cell table:formula="of:=LOG([.B6])" office:value-type="float" office:value="10.0596887316796">
            <text:p>10,0596887317</text:p>
          </table:table-cell>
          <table:table-cell table:formula="of:=LOG([.C6])" office:value-type="float" office:value="8.89355113307668">
            <text:p>8,8935511331</text:p>
          </table:table-cell>
          <table:table-cell table:formula="of:=LOG([.D6])" office:value-type="float" office:value="8.89688324373766">
            <text:p>8,8968832437</text:p>
          </table:table-cell>
          <table:table-cell table:formula="of:=LOG([.E6])" office:value-type="float" office:value="9.34003439820084">
            <text:p>9,3400343982</text:p>
          </table:table-cell>
          <table:table-cell table:formula="of:=LOG([.F6])" office:value-type="float" office:value="8.59920291034181">
            <text:p>8,5992029103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18453495526">
            <text:p>18453495526</text:p>
          </table:table-cell>
          <table:table-cell office:value-type="float" office:value="1216570920">
            <text:p>1216570920</text:p>
          </table:table-cell>
          <table:table-cell office:value-type="float" office:value="1202726948">
            <text:p>1202726948</text:p>
          </table:table-cell>
          <table:table-cell office:value-type="float" office:value="3374278132">
            <text:p>3374278132</text:p>
          </table:table-cell>
          <table:table-cell office:value-type="float" office:value="625763048">
            <text:p>625763048</text:p>
          </table:table-cell>
          <table:table-cell/>
          <table:table-cell table:formula="of:=[.A7:.A14]" office:value-type="float" office:value="25000">
            <text:p>25000</text:p>
          </table:table-cell>
          <table:table-cell table:formula="of:=LOG([.B7])" office:value-type="float" office:value="10.2660786438752">
            <text:p>10,2660786439</text:p>
          </table:table-cell>
          <table:table-cell table:formula="of:=LOG([.C7])" office:value-type="float" office:value="9.08513743120098">
            <text:p>9,0851374312</text:p>
          </table:table-cell>
          <table:table-cell table:formula="of:=LOG([.D7])" office:value-type="float" office:value="9.08016704177303">
            <text:p>9,0801670418</text:p>
          </table:table-cell>
          <table:table-cell table:formula="of:=LOG([.E7])" office:value-type="float" office:value="9.52818087736824">
            <text:p>9,5281808774</text:p>
          </table:table-cell>
          <table:table-cell table:formula="of:=LOG([.F7])" office:value-type="float" office:value="8.79640991399791">
            <text:p>8,796409914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5471463644">
            <text:p>25471463644</text:p>
          </table:table-cell>
          <table:table-cell office:value-type="float" office:value="1764581124">
            <text:p>1764581124</text:p>
          </table:table-cell>
          <table:table-cell office:value-type="float" office:value="1761819856">
            <text:p>1761819856</text:p>
          </table:table-cell>
          <table:table-cell office:value-type="float" office:value="4858434684">
            <text:p>4858434684</text:p>
          </table:table-cell>
          <table:table-cell office:value-type="float" office:value="978061692">
            <text:p>978061692</text:p>
          </table:table-cell>
          <table:table-cell/>
          <table:table-cell table:formula="of:=[.A8:.A15]" office:value-type="float" office:value="30000">
            <text:p>30000</text:p>
          </table:table-cell>
          <table:table-cell table:formula="of:=LOG([.B8])" office:value-type="float" office:value="10.4060539011572">
            <text:p>10,4060539012</text:p>
          </table:table-cell>
          <table:table-cell table:formula="of:=LOG([.C8])" office:value-type="float" office:value="9.24664162919963">
            <text:p>9,2466416292</text:p>
          </table:table-cell>
          <table:table-cell table:formula="of:=LOG([.D8])" office:value-type="float" office:value="9.24596150024813">
            <text:p>9,2459615002</text:p>
          </table:table-cell>
          <table:table-cell table:formula="of:=LOG([.E8])" office:value-type="float" office:value="9.68649636852123">
            <text:p>9,6864963685</text:p>
          </table:table-cell>
          <table:table-cell table:formula="of:=LOG([.F8])" office:value-type="float" office:value="8.99036624911294">
            <text:p>8,9903662491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36130945262">
            <text:p>36130945262</text:p>
          </table:table-cell>
          <table:table-cell office:value-type="float" office:value="2372606724">
            <text:p>2372606724</text:p>
          </table:table-cell>
          <table:table-cell office:value-type="float" office:value="2393257860">
            <text:p>2393257860</text:p>
          </table:table-cell>
          <table:table-cell office:value-type="float" office:value="6708938496">
            <text:p>6708938496</text:p>
          </table:table-cell>
          <table:table-cell office:value-type="float" office:value="1220248308">
            <text:p>1220248308</text:p>
          </table:table-cell>
          <table:table-cell/>
          <table:table-cell table:formula="of:=[.A9:.A16]" office:value-type="float" office:value="35000">
            <text:p>35000</text:p>
          </table:table-cell>
          <table:table-cell table:formula="of:=LOG([.B9])" office:value-type="float" office:value="10.5578793237795">
            <text:p>10,5578793238</text:p>
          </table:table-cell>
          <table:table-cell table:formula="of:=LOG([.C9])" office:value-type="float" office:value="9.37522575686406">
            <text:p>9,3752257569</text:p>
          </table:table-cell>
          <table:table-cell table:formula="of:=LOG([.D9])" office:value-type="float" office:value="9.37898949390884">
            <text:p>9,3789894939</text:p>
          </table:table-cell>
          <table:table-cell table:formula="of:=LOG([.E9])" office:value-type="float" office:value="9.82665381051199">
            <text:p>9,8266538105</text:p>
          </table:table-cell>
          <table:table-cell table:formula="of:=LOG([.F9])" office:value-type="float" office:value="9.08644821413493">
            <text:p>9,086448214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Дел 5000</text:p>
          </table:table-cell>
          <table:table-cell table:number-columns-repeated="12"/>
        </table:table-row>
        <table:table-row table:style-name="ro1">
          <table:table-cell table:formula="of:=[.A2]" office:value-type="float" office:value="1000">
            <text:p>1000</text:p>
          </table:table-cell>
          <table:table-cell table:formula="of:=[.B2]/5000" office:value-type="float" office:value="5467.0328">
            <text:p>5467,0328</text:p>
          </table:table-cell>
          <table:table-cell table:formula="of:=[.C2]/5000" office:value-type="float" office:value="939.9152">
            <text:p>939,9152</text:p>
          </table:table-cell>
          <table:table-cell table:formula="of:=[.D2]/5000" office:value-type="float" office:value="875.92">
            <text:p>875,92</text:p>
          </table:table-cell>
          <table:table-cell table:formula="of:=[.E2]/5000" office:value-type="float" office:value="1900.4476">
            <text:p>1900,4476</text:p>
          </table:table-cell>
          <table:table-cell table:formula="of:=[.F2]/5000" office:value-type="float" office:value="1576.2784">
            <text:p>1576,2784</text:p>
          </table:table-cell>
          <table:table-cell table:number-columns-repeated="7"/>
        </table:table-row>
        <table:table-row table:style-name="ro1">
          <table:table-cell table:formula="of:=[.A3]" office:value-type="float" office:value="5000">
            <text:p>5000</text:p>
          </table:table-cell>
          <table:table-cell table:formula="of:=[.B3]/5000" office:value-type="float" office:value="138902.6424">
            <text:p>138902,6424</text:p>
          </table:table-cell>
          <table:table-cell table:formula="of:=[.C3]/5000" office:value-type="float" office:value="15172.1824">
            <text:p>15172,1824</text:p>
          </table:table-cell>
          <table:table-cell table:formula="of:=[.D3]/5000" office:value-type="float" office:value="17061.9516">
            <text:p>17061,9516</text:p>
          </table:table-cell>
          <table:table-cell table:formula="of:=[.E3]/5000" office:value-type="float" office:value="28356.7312">
            <text:p>28356,7312</text:p>
          </table:table-cell>
          <table:table-cell table:formula="of:=[.F3]/5000" office:value-type="float" office:value="8520.7152">
            <text:p>8520,7152</text:p>
          </table:table-cell>
          <table:table-cell table:number-columns-repeated="7"/>
        </table:table-row>
        <table:table-row table:style-name="ro1">
          <table:table-cell table:formula="of:=[.A4]" office:value-type="float" office:value="10000">
            <text:p>10000</text:p>
          </table:table-cell>
          <table:table-cell table:formula="of:=[.B4]/5000" office:value-type="float" office:value="564264.5104">
            <text:p>564264,5104</text:p>
          </table:table-cell>
          <table:table-cell table:formula="of:=[.C4]/5000" office:value-type="float" office:value="41349.048">
            <text:p>41349,048</text:p>
          </table:table-cell>
          <table:table-cell table:formula="of:=[.D4]/5000" office:value-type="float" office:value="39477.1512">
            <text:p>39477,1512</text:p>
          </table:table-cell>
          <table:table-cell table:formula="of:=[.E4]/5000" office:value-type="float" office:value="106287.6224">
            <text:p>106287,6224</text:p>
          </table:table-cell>
          <table:table-cell table:formula="of:=[.F4]/5000" office:value-type="float" office:value="25587.1592">
            <text:p>25587,1592</text:p>
          </table:table-cell>
          <table:table-cell table:number-columns-repeated="7"/>
        </table:table-row>
        <table:table-row table:style-name="ro1">
          <table:table-cell table:formula="of:=[.A5]" office:value-type="float" office:value="15000">
            <text:p>15000</text:p>
          </table:table-cell>
          <table:table-cell table:formula="of:=[.B5]/5000" office:value-type="float" office:value="1262904.0768">
            <text:p>1262904,0768</text:p>
          </table:table-cell>
          <table:table-cell table:formula="of:=[.C5]/5000" office:value-type="float" office:value="91310.0536">
            <text:p>91310,0536</text:p>
          </table:table-cell>
          <table:table-cell table:formula="of:=[.D5]/5000" office:value-type="float" office:value="87404.0624">
            <text:p>87404,0624</text:p>
          </table:table-cell>
          <table:table-cell table:formula="of:=[.E5]/5000" office:value-type="float" office:value="241988.6728">
            <text:p>241988,6728</text:p>
          </table:table-cell>
          <table:table-cell table:formula="of:=[.F5]/5000" office:value-type="float" office:value="44978.9544">
            <text:p>44978,9544</text:p>
          </table:table-cell>
          <table:table-cell table:number-columns-repeated="7"/>
        </table:table-row>
        <table:table-row table:style-name="ro1">
          <table:table-cell table:formula="of:=[.A6]" office:value-type="float" office:value="20000">
            <text:p>20000</text:p>
          </table:table-cell>
          <table:table-cell table:formula="of:=[.B6]/5000" office:value-type="float" office:value="2294662.0192">
            <text:p>2294662,0192</text:p>
          </table:table-cell>
          <table:table-cell table:formula="of:=[.C6]/5000" office:value-type="float" office:value="156524.0688">
            <text:p>156524,0688</text:p>
          </table:table-cell>
          <table:table-cell table:formula="of:=[.D6]/5000" office:value-type="float" office:value="157729.6136">
            <text:p>157729,6136</text:p>
          </table:table-cell>
          <table:table-cell table:formula="of:=[.E6]/5000" office:value-type="float" office:value="437586.9824">
            <text:p>437586,9824</text:p>
          </table:table-cell>
          <table:table-cell table:formula="of:=[.F6]/5000" office:value-type="float" office:value="79475.4336">
            <text:p>79475,4336</text:p>
          </table:table-cell>
          <table:table-cell table:number-columns-repeated="7"/>
        </table:table-row>
        <table:table-row table:style-name="ro1">
          <table:table-cell table:formula="of:=[.A7]" office:value-type="float" office:value="25000">
            <text:p>25000</text:p>
          </table:table-cell>
          <table:table-cell table:formula="of:=[.B7]/5000" office:value-type="float" office:value="3690699.1052">
            <text:p>3690699,1052</text:p>
          </table:table-cell>
          <table:table-cell table:formula="of:=[.C7]/5000" office:value-type="float" office:value="243314.184">
            <text:p>243314,184</text:p>
          </table:table-cell>
          <table:table-cell table:formula="of:=[.D7]/5000" office:value-type="float" office:value="240545.3896">
            <text:p>240545,3896</text:p>
          </table:table-cell>
          <table:table-cell table:formula="of:=[.E7]/5000" office:value-type="float" office:value="674855.6264">
            <text:p>674855,6264</text:p>
          </table:table-cell>
          <table:table-cell table:formula="of:=[.F7]/5000" office:value-type="float" office:value="125152.6096">
            <text:p>125152,6096</text:p>
          </table:table-cell>
          <table:table-cell table:number-columns-repeated="7"/>
        </table:table-row>
        <table:table-row table:style-name="ro1">
          <table:table-cell table:formula="of:=[.A8]" office:value-type="float" office:value="30000">
            <text:p>30000</text:p>
          </table:table-cell>
          <table:table-cell table:formula="of:=[.B8]/5000" office:value-type="float" office:value="5094292.7288">
            <text:p>5094292,7288</text:p>
          </table:table-cell>
          <table:table-cell table:formula="of:=[.C8]/5000" office:value-type="float" office:value="352916.2248">
            <text:p>352916,2248</text:p>
          </table:table-cell>
          <table:table-cell table:formula="of:=[.D8]/5000" office:value-type="float" office:value="352363.9712">
            <text:p>352363,9712</text:p>
          </table:table-cell>
          <table:table-cell table:formula="of:=[.E8]/5000" office:value-type="float" office:value="971686.9368">
            <text:p>971686,9368</text:p>
          </table:table-cell>
          <table:table-cell table:formula="of:=[.F8]/5000" office:value-type="float" office:value="195612.3384">
            <text:p>195612,3384</text:p>
          </table:table-cell>
          <table:table-cell table:number-columns-repeated="7"/>
        </table:table-row>
        <table:table-row table:style-name="ro1">
          <table:table-cell table:formula="of:=[.A9]" office:value-type="float" office:value="35000">
            <text:p>35000</text:p>
          </table:table-cell>
          <table:table-cell table:formula="of:=[.B9]/5000" office:value-type="float" office:value="7226189.0524">
            <text:p>7226189,0524</text:p>
          </table:table-cell>
          <table:table-cell table:formula="of:=[.C9]/5000" office:value-type="float" office:value="474521.3448">
            <text:p>474521,3448</text:p>
          </table:table-cell>
          <table:table-cell table:formula="of:=[.D9]/5000" office:value-type="float" office:value="478651.572">
            <text:p>478651,572</text:p>
          </table:table-cell>
          <table:table-cell table:formula="of:=[.E9]/5000" office:value-type="float" office:value="1341787.6992">
            <text:p>1341787,6992</text:p>
          </table:table-cell>
          <table:table-cell table:formula="of:=[.F9]/5000" office:value-type="float" office:value="244049.6616">
            <text:p>244049,6616</text:p>
          </table:table-cell>
          <table:table-cell table:number-columns-repeated="7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3:53:20</meta:creation-date>
    <dc:date>2013-10-19T00:28:31</dc:date>
    <meta:editing-duration>PT3M57S</meta:editing-duration>
    <meta:editing-cycles>1</meta:editing-cycles>
    <meta:document-statistic meta:table-count="1" meta:cell-count="151" meta:object-count="2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maximum="12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9cm" svg:y="0.316cm" chart:style-name="ch2">
          <text:p>Логарифмическая шкала</text:p>
        </chart:title>
        <chart:legend chart:legend-position="end" svg:x="12.513cm" svg:y="3.205cm" style:legend-expansion="high" chart:style-name="ch3"/>
        <chart:plot-area chart:style-name="ch4" table:cell-range-address="Лист1.H2:Лист1.M9" chart:data-source-has-labels="both" svg:x="0.77cm" svg:y="1.635cm" svg:width="11.103cm" svg:height="6.765cm">
          <chartooo:coordinate-region svg:x="1.391cm" svg:y="1.834cm" svg:width="10.017cm" svg:height="5.919cm"/>
          <chart:axis chart:dimension="x" chart:name="primary-x" chart:style-name="ch5" chartooo:axis-type="auto">
            <chartooo:date-scale/>
            <chart:categories table:cell-range-address="Лист1.H2:Лист1.H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I2:Лист1.I9" chart:label-cell-address="" chart:class="chart:line">
            <chart:data-point chart:repeated="8"/>
          </chart:series>
          <chart:series chart:style-name="ch9" chart:values-cell-range-address="Лист1.J2:Лист1.J9" chart:label-cell-address="" chart:class="chart:line">
            <chart:data-point chart:repeated="8"/>
          </chart:series>
          <chart:series chart:style-name="ch10" chart:values-cell-range-address="Лист1.K2:Лист1.K9" chart:label-cell-address="" chart:class="chart:line">
            <chart:data-point chart:repeated="8"/>
          </chart:series>
          <chart:series chart:style-name="ch11" chart:values-cell-range-address="Лист1.L2:Лист1.L9" chart:label-cell-address="" chart:class="chart:line">
            <chart:data-point chart:repeated="8"/>
          </chart:series>
          <chart:series chart:style-name="ch12" chart:values-cell-range-address="Лист1.M2:Лист1.M9" chart:label-cell-address="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ог_послед</text:p>
              </table:table-cell>
              <table:table-cell office:value-type="string">
                <text:p>лог_4</text:p>
              </table:table-cell>
              <table:table-cell office:value-type="string">
                <text:p>лог_4_кольцо</text:p>
              </table:table-cell>
              <table:table-cell office:value-type="string">
                <text:p>лог_2</text:p>
              </table:table-cell>
              <table:table-cell office:value-type="string">
                <text:p>лог_8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Лист1.H2:Лист1.H9</svg:desc>
                </draw:g>
              </table:table-cell>
              <table:table-cell office:value-type="float" office:value="7.43672168382777">
                <text:p>7.43672168382777</text:p>
                <draw:g>
                  <svg:desc>Лист1.I2:Лист1.I9</svg:desc>
                </draw:g>
              </table:table-cell>
              <table:table-cell office:value-type="float" office:value="6.67205867726194">
                <text:p>6.67205867726194</text:p>
                <draw:g>
                  <svg:desc>Лист1.J2:Лист1.J9</svg:desc>
                </draw:g>
              </table:table-cell>
              <table:table-cell office:value-type="float" office:value="6.64143444709644">
                <text:p>6.64143444709644</text:p>
                <draw:g>
                  <svg:desc>Лист1.K2:Лист1.K9</svg:desc>
                </draw:g>
              </table:table-cell>
              <table:table-cell office:value-type="float" office:value="6.97782590387652">
                <text:p>6.97782590387652</text:p>
                <draw:g>
                  <svg:desc>Лист1.L2:Лист1.L9</svg:desc>
                </draw:g>
              </table:table-cell>
              <table:table-cell office:value-type="float" office:value="6.89660292872425">
                <text:p>6.89660292872425</text:p>
                <draw:g>
                  <svg:desc>Лист1.M2:Лист1.M9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84168051190822">
                <text:p>8.84168051190822</text:p>
              </table:table-cell>
              <table:table-cell office:value-type="float" office:value="7.88001805948708">
                <text:p>7.88001805948708</text:p>
              </table:table-cell>
              <table:table-cell office:value-type="float" office:value="7.93099870998553">
                <text:p>7.93099870998553</text:p>
              </table:table-cell>
              <table:table-cell office:value-type="float" office:value="8.15162617077574">
                <text:p>8.15162617077574</text:p>
              </table:table-cell>
              <table:table-cell office:value-type="float" office:value="7.62944605384185">
                <text:p>7.6294460538418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.45045274037225">
                <text:p>9.45045274037225</text:p>
              </table:table-cell>
              <table:table-cell office:value-type="float" office:value="8.31543551935865">
                <text:p>8.31543551935865</text:p>
              </table:table-cell>
              <table:table-cell office:value-type="float" office:value="8.29531580935794">
                <text:p>8.29531580935794</text:p>
              </table:table-cell>
              <table:table-cell office:value-type="float" office:value="8.72545269655106">
                <text:p>8.72545269655106</text:p>
              </table:table-cell>
              <table:table-cell office:value-type="float" office:value="8.10699207559837">
                <text:p>8.1069920755983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9.8003403695402">
                <text:p>9.8003403695402</text:p>
              </table:table-cell>
              <table:table-cell office:value-type="float" office:value="8.65948860205241">
                <text:p>8.65948860205241</text:p>
              </table:table-cell>
              <table:table-cell office:value-type="float" office:value="8.64050162274734">
                <text:p>8.64050162274734</text:p>
              </table:table-cell>
              <table:table-cell office:value-type="float" office:value="9.08276504198757">
                <text:p>9.08276504198757</text:p>
              </table:table-cell>
              <table:table-cell office:value-type="float" office:value="8.35197935975781">
                <text:p>8.3519793597578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.0596887316796">
                <text:p>10.0596887316796</text:p>
              </table:table-cell>
              <table:table-cell office:value-type="float" office:value="8.89355113307668">
                <text:p>8.89355113307668</text:p>
              </table:table-cell>
              <table:table-cell office:value-type="float" office:value="8.89688324373766">
                <text:p>8.89688324373766</text:p>
              </table:table-cell>
              <table:table-cell office:value-type="float" office:value="9.34003439820084">
                <text:p>9.34003439820084</text:p>
              </table:table-cell>
              <table:table-cell office:value-type="float" office:value="8.59920291034181">
                <text:p>8.5992029103418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.2660786438752">
                <text:p>10.2660786438752</text:p>
              </table:table-cell>
              <table:table-cell office:value-type="float" office:value="9.08513743120098">
                <text:p>9.08513743120098</text:p>
              </table:table-cell>
              <table:table-cell office:value-type="float" office:value="9.08016704177303">
                <text:p>9.08016704177303</text:p>
              </table:table-cell>
              <table:table-cell office:value-type="float" office:value="9.52818087736824">
                <text:p>9.52818087736824</text:p>
              </table:table-cell>
              <table:table-cell office:value-type="float" office:value="8.79640991399791">
                <text:p>8.796409913997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0.4060539011572">
                <text:p>10.4060539011572</text:p>
              </table:table-cell>
              <table:table-cell office:value-type="float" office:value="9.24664162919963">
                <text:p>9.24664162919963</text:p>
              </table:table-cell>
              <table:table-cell office:value-type="float" office:value="9.24596150024813">
                <text:p>9.24596150024813</text:p>
              </table:table-cell>
              <table:table-cell office:value-type="float" office:value="9.68649636852123">
                <text:p>9.68649636852123</text:p>
              </table:table-cell>
              <table:table-cell office:value-type="float" office:value="8.99036624911294">
                <text:p>8.9903662491129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0.5578793237795">
                <text:p>10.5578793237795</text:p>
              </table:table-cell>
              <table:table-cell office:value-type="float" office:value="9.37522575686406">
                <text:p>9.37522575686406</text:p>
              </table:table-cell>
              <table:table-cell office:value-type="float" office:value="9.37898949390884">
                <text:p>9.37898949390884</text:p>
              </table:table-cell>
              <table:table-cell office:value-type="float" office:value="9.82665381051199">
                <text:p>9.82665381051199</text:p>
              </table:table-cell>
              <table:table-cell office:value-type="float" office:value="9.08644821413493">
                <text:p>9.08644821413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3.205cm" style:legend-expansion="high" chart:style-name="ch2"/>
        <chart:plot-area chart:style-name="ch3" table:cell-range-address="Лист1.A13:Лист1.F20" chart:data-source-has-labels="both" svg:x="0.77cm" svg:y="0.855cm" svg:width="11.42cm" svg:height="7.545cm">
          <chartooo:coordinate-region svg:x="2.317cm" svg:y="1.054cm" svg:width="9.408cm" svg:height="6.699cm"/>
          <chart:axis chart:dimension="x" chart:name="primary-x" chart:style-name="ch4" chartooo:axis-type="auto">
            <chartooo:date-scale/>
            <chart:categories table:cell-range-address="Лист1.A13:Лист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13:Лист1.B20" chart:label-cell-address="" chart:class="chart:line">
            <chart:data-point chart:repeated="8"/>
          </chart:series>
          <chart:series chart:style-name="ch7" chart:values-cell-range-address="Лист1.C13:Лист1.C20" chart:label-cell-address="" chart:class="chart:line">
            <chart:data-point chart:repeated="8"/>
          </chart:series>
          <chart:series chart:style-name="ch8" chart:values-cell-range-address="Лист1.D13:Лист1.D20" chart:label-cell-address="" chart:class="chart:line">
            <chart:data-point chart:repeated="8"/>
          </chart:series>
          <chart:series chart:style-name="ch9" chart:values-cell-range-address="Лист1.E13:Лист1.E20" chart:label-cell-address="" chart:class="chart:line">
            <chart:data-point chart:repeated="8"/>
          </chart:series>
          <chart:series chart:style-name="ch10" chart:values-cell-range-address="Лист1.F13:Лист1.F20" chart:label-cell-address="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</text:p>
              </table:table-cell>
              <table:table-cell office:value-type="string">
                <text:p>пар4</text:p>
              </table:table-cell>
              <table:table-cell office:value-type="string">
                <text:p>пар4кольцо</text:p>
              </table:table-cell>
              <table:table-cell office:value-type="string">
                <text:p>пар2</text:p>
              </table:table-cell>
              <table:table-cell office:value-type="string">
                <text:p>пар8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Лист1.A13:Лист1.A20</svg:desc>
                </draw:g>
              </table:table-cell>
              <table:table-cell office:value-type="float" office:value="5467.0328">
                <text:p>5467.0328</text:p>
                <draw:g>
                  <svg:desc>Лист1.B13:Лист1.B20</svg:desc>
                </draw:g>
              </table:table-cell>
              <table:table-cell office:value-type="float" office:value="939.9152">
                <text:p>939.9152</text:p>
                <draw:g>
                  <svg:desc>Лист1.C13:Лист1.C20</svg:desc>
                </draw:g>
              </table:table-cell>
              <table:table-cell office:value-type="float" office:value="875.92">
                <text:p>875.92</text:p>
                <draw:g>
                  <svg:desc>Лист1.D13:Лист1.D20</svg:desc>
                </draw:g>
              </table:table-cell>
              <table:table-cell office:value-type="float" office:value="1900.4476">
                <text:p>1900.4476</text:p>
                <draw:g>
                  <svg:desc>Лист1.E13:Лист1.E20</svg:desc>
                </draw:g>
              </table:table-cell>
              <table:table-cell office:value-type="float" office:value="1576.2784">
                <text:p>1576.2784</text:p>
                <draw:g>
                  <svg:desc>Лист1.F13:Лист1.F20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902.6424">
                <text:p>138902.6424</text:p>
              </table:table-cell>
              <table:table-cell office:value-type="float" office:value="15172.1824">
                <text:p>15172.1824</text:p>
              </table:table-cell>
              <table:table-cell office:value-type="float" office:value="17061.9516">
                <text:p>17061.9516</text:p>
              </table:table-cell>
              <table:table-cell office:value-type="float" office:value="28356.7312">
                <text:p>28356.7312</text:p>
              </table:table-cell>
              <table:table-cell office:value-type="float" office:value="8520.7152">
                <text:p>8520.71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4264.5104">
                <text:p>564264.5104</text:p>
              </table:table-cell>
              <table:table-cell office:value-type="float" office:value="41349.048">
                <text:p>41349.048</text:p>
              </table:table-cell>
              <table:table-cell office:value-type="float" office:value="39477.1512">
                <text:p>39477.1512</text:p>
              </table:table-cell>
              <table:table-cell office:value-type="float" office:value="106287.6224">
                <text:p>106287.6224</text:p>
              </table:table-cell>
              <table:table-cell office:value-type="float" office:value="25587.1592">
                <text:p>25587.159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262904.0768">
                <text:p>1262904.0768</text:p>
              </table:table-cell>
              <table:table-cell office:value-type="float" office:value="91310.0536">
                <text:p>91310.0536</text:p>
              </table:table-cell>
              <table:table-cell office:value-type="float" office:value="87404.0624">
                <text:p>87404.0624</text:p>
              </table:table-cell>
              <table:table-cell office:value-type="float" office:value="241988.6728">
                <text:p>241988.6728</text:p>
              </table:table-cell>
              <table:table-cell office:value-type="float" office:value="44978.9544">
                <text:p>44978.954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294662.0192">
                <text:p>2294662.0192</text:p>
              </table:table-cell>
              <table:table-cell office:value-type="float" office:value="156524.0688">
                <text:p>156524.0688</text:p>
              </table:table-cell>
              <table:table-cell office:value-type="float" office:value="157729.6136">
                <text:p>157729.6136</text:p>
              </table:table-cell>
              <table:table-cell office:value-type="float" office:value="437586.9824">
                <text:p>437586.9824</text:p>
              </table:table-cell>
              <table:table-cell office:value-type="float" office:value="79475.4336">
                <text:p>79475.433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690699.1052">
                <text:p>3690699.1052</text:p>
              </table:table-cell>
              <table:table-cell office:value-type="float" office:value="243314.184">
                <text:p>243314.184</text:p>
              </table:table-cell>
              <table:table-cell office:value-type="float" office:value="240545.3896">
                <text:p>240545.3896</text:p>
              </table:table-cell>
              <table:table-cell office:value-type="float" office:value="674855.6264">
                <text:p>674855.6264</text:p>
              </table:table-cell>
              <table:table-cell office:value-type="float" office:value="125152.6096">
                <text:p>125152.609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094292.7288">
                <text:p>5094292.7288</text:p>
              </table:table-cell>
              <table:table-cell office:value-type="float" office:value="352916.2248">
                <text:p>352916.2248</text:p>
              </table:table-cell>
              <table:table-cell office:value-type="float" office:value="352363.9712">
                <text:p>352363.9712</text:p>
              </table:table-cell>
              <table:table-cell office:value-type="float" office:value="971686.9368">
                <text:p>971686.9368</text:p>
              </table:table-cell>
              <table:table-cell office:value-type="float" office:value="195612.3384">
                <text:p>195612.338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7226189.0524">
                <text:p>7226189.0524</text:p>
              </table:table-cell>
              <table:table-cell office:value-type="float" office:value="474521.3448">
                <text:p>474521.3448</text:p>
              </table:table-cell>
              <table:table-cell office:value-type="float" office:value="478651.572">
                <text:p>478651.572</text:p>
              </table:table-cell>
              <table:table-cell office:value-type="float" office:value="1341787.6992">
                <text:p>1341787.6992</text:p>
              </table:table-cell>
              <table:table-cell office:value-type="float" office:value="244049.6616">
                <text:p>244049.66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